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81d41a" style:font-name="Times New Roman" officeooo:rsid="0005918e" officeooo:paragraph-rsid="0005918e"/>
    </style:style>
    <style:style style:name="P2" style:family="paragraph" style:parent-style-name="Standard">
      <style:text-properties fo:color="#55308d" style:font-name="Times New Roman" officeooo:rsid="0005918e" officeooo:paragraph-rsid="0005918e"/>
    </style:style>
    <style:style style:name="P3" style:family="paragraph" style:parent-style-name="Standard">
      <style:text-properties fo:color="#55308d" style:font-name="Times New Roman" officeooo:rsid="00060d63" officeooo:paragraph-rsid="00060d63"/>
    </style:style>
    <style:style style:name="P4" style:family="paragraph" style:parent-style-name="Standard">
      <style:text-properties fo:color="#000000" style:font-name="Times New Roman" officeooo:rsid="0005918e" officeooo:paragraph-rsid="0005918e"/>
    </style:style>
    <style:style style:name="P5" style:family="paragraph" style:parent-style-name="Standard">
      <style:text-properties fo:color="#000000" officeooo:rsid="00060d63" officeooo:paragraph-rsid="00060d63"/>
    </style:style>
    <style:style style:name="P6" style:family="paragraph" style:parent-style-name="Standard">
      <style:text-properties officeooo:paragraph-rsid="00060d63"/>
    </style:style>
    <style:style style:name="P7" style:family="paragraph" style:parent-style-name="Standard">
      <style:text-properties officeooo:rsid="00060d63" officeooo:paragraph-rsid="00060d63"/>
    </style:style>
    <style:style style:name="T1" style:family="text">
      <style:text-properties officeooo:rsid="00060d63"/>
    </style:style>
    <style:style style:name="T2" style:family="text">
      <style:text-properties fo:font-size="12pt" officeooo:rsid="00060d63"/>
    </style:style>
    <style:style style:name="T3" style:family="text">
      <style:text-properties fo:color="#000000" officeooo:rsid="00060d63"/>
    </style:style>
    <style:style style:name="T4" style:family="text">
      <style:text-properties fo:color="#55308d"/>
    </style:style>
    <style:style style:name="T5" style:family="text">
      <style:text-properties fo:color="#55308d" officeooo:rsid="00060d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of chapter 03</text:p>
      <text:p text:style-name="P2">1.in this following expression,the y is in scope of z?</text:p>
      <text:p text:style-name="P2">Let x = 5</text:p>
      <text:p text:style-name="P2">let y = 7</text:p>
      <text:p text:style-name="P2">let f <text:s/>= x*y</text:p>
      <text:p text:style-name="P4">Yes because the let put the variables in global scope if they haven’t idented.</text:p>
      <text:p text:style-name="P2">2.h is in the scope of variable g</text:p>
      <text:p text:style-name="P2">let f <text:s/>= 3</text:p>
      <text:p text:style-name="P2">let g = 6 * f + h</text:p>
      <text:p text:style-name="P4">No,because the variable h isn’t defined so it haven’t scope.</text:p>
      <text:p text:style-name="P3">3.in the following example,is everything in the scope to be executed?</text:p>
      <text:p text:style-name="P6"><text:span text:style-name="T2">a</text:span>rea <text:span text:style-name="T1">d = pi*(r*r)</text:span></text:p>
      <text:p text:style-name="P6"><text:span text:style-name="T1">r = d/2</text:span></text:p>
      <text:p text:style-name="P6"><text:span text:style-name="T3">No,because the d is only the parameter and it is not stored in the global scope but stored in the scope of expression then the expression r = d/2 return a error.</text:span></text:p>
      <text:p text:style-name="P6"><text:span text:style-name="T5">4.’’</text:span></text:p>
      <text:p text:style-name="P7"><text:span text:style-name="T4">area d = pi*(r*r)<text:line-break/> <text:s text:c="7"/>where d = r/2</text:span></text:p>
      <text:p text:style-name="P5">The use of where make that the variable is armazaned in expression of the scope.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55308d" style:font-name="Times New Roman" fo:font-family="'Times New Roman'" style:font-family-generic="roman" style:font-pitch="variable" officeooo:rsid="00060d63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2T12:41:27.594597678</meta:creation-date>
    <meta:generator>LibreOffice/6.3.4.2.0$Linux_X86_64 LibreOffice_project/30$Build-2</meta:generator>
    <dc:date>2020-01-12T13:03:54.157330812</dc:date>
    <meta:editing-duration>PT11M14S</meta:editing-duration>
    <meta:editing-cycles>1</meta:editing-cycles>
    <meta:document-statistic meta:table-count="0" meta:image-count="0" meta:object-count="0" meta:page-count="1" meta:paragraph-count="17" meta:word-count="144" meta:character-count="682" meta:non-whitespace-character-count="545"/>
  </office:meta>
</office:document-meta>
</file>